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1H2M20.000S" table:style-name="ce9">
            <text:p>11:02:20</text:p>
          </table:table-cell>
          <table:table-cell office:value-type="string" table:style-name="ce12">
            <text:p>Last</text:p>
          </table:table-cell>
          <table:table-cell office:value-type="time" office:time-value="PT11H4M20.000S" table:style-name="ce9">
            <text:p>11:04:20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7.0400000000000009" table:style-name="ce13">
            <text:p>7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7.839999999999996" table:style-name="ce14">
            <text:p>57.8</text:p>
          </table:table-cell>
          <table:table-cell office:value-type="float" office:value="9.6999999999999993" table:style-name="ce14">
            <text:p>9.7</text:p>
          </table:table-cell>
          <table:table-cell office:value-type="float" office:value="0.04" table:style-name="ce14">
            <text:p>0.0</text:p>
          </table:table-cell>
          <table:table-cell office:value-type="float" office:value="32.480000000000004" table:style-name="ce14">
            <text:p>32.5</text:p>
          </table:table-cell>
          <table:table-cell office:value-type="float" office:value="67.539999999999992" table:style-name="ce14">
            <text:p>67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3.8" table:style-name="ce13">
            <text:p>14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0.5" table:style-name="ce14">
            <text:p>80.5</text:p>
          </table:table-cell>
          <table:table-cell office:value-type="float" office:value="15.3" table:style-name="ce14">
            <text:p>15.3</text:p>
          </table:table-cell>
          <table:table-cell office:value-type="float" office:value="0.1" table:style-name="ce14">
            <text:p>0.1</text:p>
          </table:table-cell>
          <table:table-cell office:value-type="float" office:value="98.2" table:style-name="ce14">
            <text:p>98.2</text:p>
          </table:table-cell>
          <table:table-cell office:value-type="float" office:value="93.6" table:style-name="ce14">
            <text:p>93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635H3M50.000S" table:style-name="ce9">
            <text:p>11:03:50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3917704011065009" table:style-name="ce14">
            <text:p>1.4</text:p>
          </table:table-cell>
          <table:table-cell office:value-type="float" office:value="1.5773195876288661" table:style-name="ce14">
            <text:p>1.6</text:p>
          </table:table-cell>
          <table:table-cell office:value-type="float" office:value="2.5" table:style-name="ce14">
            <text:p>2.5</text:p>
          </table:table-cell>
          <table:table-cell office:value-type="float" office:value="3.0233990147783247" table:style-name="ce14">
            <text:p>3.0</text:p>
          </table:table-cell>
          <table:table-cell office:value-type="float" office:value="1.3858454249333729" table:style-name="ce14">
            <text:p>1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23.73799999999999" table:style-name="ce13">
            <text:p>12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4-27T00:00:00" table:style-name="ce5">
            <text:p>27-Ap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2.190S" table:style-name="ce6">
            <text:p>00:11: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1.46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62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6647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672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296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2377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673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6083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293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672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0775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5871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608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48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383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4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5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2123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526530 0 252302 104082764 13475 2 1414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18535 0 54429 26019126 2736 2 921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57212 0 74570 26002580 4839 0 150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38939 0 78053 26000400 1584 0 132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11842 0 45248 26060656 4314 0 210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20425432 49 1905 0 0 0 0 2 0 1 0 0 0 2003 0 127214 67 0 0 0 0 0 0 0 22 0 0 0 0 0 0 0 0 207973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66369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5242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04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25533341 0 5851527 364775 11892167 127255 0 1874 1717411 20074 55582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1262070761 10442895 <text:s text:c="3"/>0 <text:s text:c="3"/>0 <text:s text:c="3"/>0 <text:s text:c="4"/>0 <text:s text:c="9"/>0 <text:s text:c="8"/>0 1262070761 10442895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75185485 1666122 <text:s text:c="3"/>0 <text:s text:c="3"/>0 <text:s text:c="3"/>0 <text:s text:c="4"/>0 <text:s text:c="9"/>0 <text:s text:c="8"/>0 811767918 <text:s/>70878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7493 7109 796558 268396 109716 643938 6045440 4777544 0 236740 50575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7390 7079 795506 267792 109716 643938 6045440 4777544 0 236544 50569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56 0 0 0 0 0 56 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56 0 0 0 0 0 456 4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717 105322 21 15 6 52 22 32 20 0 1 0 4 2928640 400 4294967295 9465856 9565692 0 0 0 0 0 4096 536946211 4294967295 0 0 0 3 0 0 15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400 297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666122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70878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75185485 (175.1 MB) <text:s/>TX bytes:811767918 (811.7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0442895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0442895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262070761 (1.2 GB) <text:s/>TX bytes:1262070761 (1.2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90 <text:s text:c="5"/>2890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472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902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635H2M20.000S" table:style-name="ce9">
            <text:p>11:02:20</text:p>
          </table:table-cell>
          <table:table-cell office:value-type="float" office:value="1.3" table:style-name="ce1">
            <text:p>1.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2" table:style-name="ce1">
            <text:p>98.2</text:p>
          </table:table-cell>
          <table:table-cell office:value-type="float" office:value="1.8" table:style-name="ce1">
            <text:p>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2M50.000S" table:style-name="ce9">
            <text:p>11:02:50</text:p>
          </table:table-cell>
          <table:table-cell office:value-type="float" office:value="63.9" table:style-name="ce1">
            <text:p>63.9</text:p>
          </table:table-cell>
          <table:table-cell office:value-type="float" office:value="7.8" table:style-name="ce1">
            <text:p>7.8</text:p>
          </table:table-cell>
          <table:table-cell office:value-type="float" office:value="0" table:style-name="ce1">
            <text:p>0</text:p>
          </table:table-cell>
          <table:table-cell office:value-type="float" office:value="28.4" table:style-name="ce1">
            <text:p>28.4</text:p>
          </table:table-cell>
          <table:table-cell office:value-type="float" office:value="71.7" table:style-name="ce1">
            <text:p>7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3M20.000S" table:style-name="ce9">
            <text:p>11:03:20</text:p>
          </table:table-cell>
          <table:table-cell office:value-type="float" office:value="80.5" table:style-name="ce1">
            <text:p>80.5</text:p>
          </table:table-cell>
          <table:table-cell office:value-type="float" office:value="10.1" table:style-name="ce1">
            <text:p>10.1</text:p>
          </table:table-cell>
          <table:table-cell office:value-type="float" office:value="0.1" table:style-name="ce1">
            <text:p>0.1</text:p>
          </table:table-cell>
          <table:table-cell office:value-type="float" office:value="9.4" table:style-name="ce1">
            <text:p>9.4</text:p>
          </table:table-cell>
          <table:table-cell office:value-type="float" office:value="90.6" table:style-name="ce1">
            <text:p>90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3M50.000S" table:style-name="ce9">
            <text:p>11:03:50</text:p>
          </table:table-cell>
          <table:table-cell office:value-type="float" office:value="78.3" table:style-name="ce1">
            <text:p>78.3</text:p>
          </table:table-cell>
          <table:table-cell office:value-type="float" office:value="15.3" table:style-name="ce1">
            <text:p>15.3</text:p>
          </table:table-cell>
          <table:table-cell office:value-type="float" office:value="0" table:style-name="ce1">
            <text:p>0</text:p>
          </table:table-cell>
          <table:table-cell office:value-type="float" office:value="6.4" table:style-name="ce1">
            <text:p>6.4</text:p>
          </table:table-cell>
          <table:table-cell office:value-type="float" office:value="93.6" table:style-name="ce1">
            <text:p>93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4M20.000S" table:style-name="ce9">
            <text:p>11:04:20</text:p>
          </table:table-cell>
          <table:table-cell office:value-type="float" office:value="65.2" table:style-name="ce1">
            <text:p>65.2</text:p>
          </table:table-cell>
          <table:table-cell office:value-type="float" office:value="14.8" table:style-name="ce1">
            <text:p>14.8</text:p>
          </table:table-cell>
          <table:table-cell office:value-type="float" office:value="0.1" table:style-name="ce1">
            <text:p>0.1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7.839999999999996" table:style-name="ce1">
            <text:p>57.84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0.04" table:style-name="ce1">
            <text:p>0.04</text:p>
          </table:table-cell>
          <table:table-cell office:value-type="float" office:value="32.480000000000004" table:style-name="ce1">
            <text:p>32.48</text:p>
          </table:table-cell>
          <table:table-cell office:value-type="float" office:value="67.539999999999992" table:style-name="ce1">
            <text:p>67.54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7.92" table:style-name="ce11">
            <text:p>57.9</text:p>
          </table:table-cell>
          <table:table-cell office:value-type="float" office:value="9.379999999999999" table:style-name="ce11">
            <text:p>9.4</text:p>
          </table:table-cell>
          <table:table-cell office:value-type="float" office:value="0" table:style-name="ce11">
            <text:p>0.0</text:p>
          </table:table-cell>
          <table:table-cell office:value-type="float" office:value="32.700000000000003" table:style-name="ce11">
            <text:p>32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8.320000000000007" table:style-name="ce11">
            <text:p>58.3</text:p>
          </table:table-cell>
          <table:table-cell office:value-type="float" office:value="9.24" table:style-name="ce11">
            <text:p>9.2</text:p>
          </table:table-cell>
          <table:table-cell office:value-type="float" office:value="0.04" table:style-name="ce11">
            <text:p>0.0</text:p>
          </table:table-cell>
          <table:table-cell office:value-type="float" office:value="32.4" table:style-name="ce11">
            <text:p>32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7.14" table:style-name="ce11">
            <text:p>57.1</text:p>
          </table:table-cell>
          <table:table-cell office:value-type="float" office:value="9.64" table:style-name="ce11">
            <text:p>9.6</text:p>
          </table:table-cell>
          <table:table-cell office:value-type="float" office:value="0.04" table:style-name="ce11">
            <text:p>0.0</text:p>
          </table:table-cell>
          <table:table-cell office:value-type="float" office:value="33.18" table:style-name="ce11">
            <text:p>33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7.3" table:style-name="ce11">
            <text:p>57.3</text:p>
          </table:table-cell>
          <table:table-cell office:value-type="float" office:value="10.219999999999999" table:style-name="ce11">
            <text:p>10.2</text:p>
          </table:table-cell>
          <table:table-cell office:value-type="float" office:value="0" table:style-name="ce11">
            <text:p>0.0</text:p>
          </table:table-cell>
          <table:table-cell office:value-type="float" office:value="32.46" table:style-name="ce11">
            <text:p>32.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472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902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635H2M20.000S" table:style-name="ce9">
            <text:p>11:02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635H2M50.000S" table:style-name="ce9">
            <text:p>11:02:50</text:p>
          </table:table-cell>
          <table:table-cell office:value-type="float" office:value="0" table:style-name="ce1">
            <text:p>0</text:p>
          </table:table-cell>
          <table:table-cell office:value-type="float" office:value="60.6" table:style-name="ce1">
            <text:p>60.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time" office:time-value="PT984635H3M20.000S" table:style-name="ce9">
            <text:p>11:03:20</text:p>
          </table:table-cell>
          <table:table-cell office:value-type="float" office:value="0" table:style-name="ce1">
            <text:p>0</text:p>
          </table:table-cell>
          <table:table-cell office:value-type="float" office:value="2272.6" table:style-name="ce1">
            <text:p>2272.6</text:p>
          </table:table-cell>
          <table:table-cell office:value-type="float" office:value="10.199999999999999" table:style-name="ce1">
            <text:p>10.2</text:p>
          </table:table-cell>
          <table:table-cell table:number-columns-repeated="16380"/>
        </table:table-row>
        <table:table-row table:style-name="ro1">
          <table:table-cell office:value-type="time" office:time-value="PT984635H3M50.000S" table:style-name="ce9">
            <text:p>11:03:50</text:p>
          </table:table-cell>
          <table:table-cell office:value-type="float" office:value="0" table:style-name="ce1">
            <text:p>0</text:p>
          </table:table-cell>
          <table:table-cell office:value-type="float" office:value="1136" table:style-name="ce1">
            <text:p>1136</text:p>
          </table:table-cell>
          <table:table-cell office:value-type="float" office:value="13.8" table:style-name="ce1">
            <text:p>13.8</text:p>
          </table:table-cell>
          <table:table-cell table:number-columns-repeated="16380"/>
        </table:table-row>
        <table:table-row table:style-name="ro1">
          <table:table-cell office:value-type="time" office:time-value="PT984635H4M20.000S" table:style-name="ce9">
            <text:p>11:04:20</text:p>
          </table:table-cell>
          <table:table-cell office:value-type="float" office:value="0" table:style-name="ce1">
            <text:p>0</text:p>
          </table:table-cell>
          <table:table-cell office:value-type="float" office:value="655.4" table:style-name="ce1">
            <text:p>655.4</text:p>
          </table:table-cell>
          <table:table-cell office:value-type="float" office:value="9.1999999999999993" table:style-name="ce1">
            <text:p>9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824.91999999999985" table:formula="msoxl:=AVERAGE(C2:C6)" table:style-name="ce8">
            <text:p>824.9</text:p>
          </table:table-cell>
          <table:table-cell office:value-type="float" office:value="7.0400000000000009" table:formula="msoxl:=AVERAGE(D2:D6)" table:style-name="ce8">
            <text:p>7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845.1639548077394" table:formula="msoxl:=IF(C8=0,0,MAX(SUMPRODUCT(C2:C6,C2:C6)/SUM(C2:C6)-C8,0))" table:style-name="ce8">
            <text:p>845.2</text:p>
          </table:table-cell>
          <table:table-cell office:value-type="float" office:value="3.844090909090907" table:formula="msoxl:=IF(D8=0,0,MAX(SUMPRODUCT(D2:D6,D2:D6)/SUM(D2:D6)-D8,0))" table:style-name="ce8">
            <text:p>3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602.51604519226066" table:formula="msoxl:=ABS(MAX(C2:C6)-C8-C9)" table:style-name="ce8">
            <text:p>602.5</text:p>
          </table:table-cell>
          <table:table-cell office:value-type="float" office:value="2.9159090909090928" table:formula="msoxl:=ABS(MAX(D2:D6)-D8-D9)" table:style-name="ce8">
            <text:p>2.9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472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902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2M20.000S" table:style-name="ce9">
            <text:p>11:02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2M50.000S" table:style-name="ce9">
            <text:p>11:02:50</text:p>
          </table:table-cell>
          <table:table-cell office:value-type="float" office:value="31.3" table:style-name="ce1">
            <text:p>31.3</text:p>
          </table:table-cell>
          <table:table-cell office:value-type="float" office:value="31.3" table:style-name="ce1">
            <text:p>3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2.6" table:style-name="ce1">
            <text:p>62.6</text:p>
          </table:table-cell>
          <table:table-cell table:number-columns-repeated="16128"/>
        </table:table-row>
        <table:table-row table:style-name="ro1">
          <table:table-cell office:value-type="time" office:time-value="PT984635H3M20.000S" table:style-name="ce9">
            <text:p>11:03:20</text:p>
          </table:table-cell>
          <table:table-cell office:value-type="float" office:value="221.4" table:style-name="ce1">
            <text:p>221.4</text:p>
          </table:table-cell>
          <table:table-cell office:value-type="float" office:value="221.4" table:style-name="ce1">
            <text:p>22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42.8" table:style-name="ce1">
            <text:p>442.8</text:p>
          </table:table-cell>
          <table:table-cell table:number-columns-repeated="16128"/>
        </table:table-row>
        <table:table-row table:style-name="ro1">
          <table:table-cell office:value-type="time" office:time-value="PT984635H3M50.000S" table:style-name="ce9">
            <text:p>11:03:50</text:p>
          </table:table-cell>
          <table:table-cell office:value-type="float" office:value="82.3" table:style-name="ce1">
            <text:p>82.3</text:p>
          </table:table-cell>
          <table:table-cell office:value-type="float" office:value="82.3" table:style-name="ce1">
            <text:p>8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4.6" table:style-name="ce1">
            <text:p>164.6</text:p>
          </table:table-cell>
          <table:table-cell table:number-columns-repeated="16128"/>
        </table:table-row>
        <table:table-row table:style-name="ro1">
          <table:table-cell office:value-type="time" office:time-value="PT984635H4M20.000S" table:style-name="ce9">
            <text:p>11:04:20</text:p>
          </table:table-cell>
          <table:table-cell office:value-type="float" office:value="71.2" table:style-name="ce1">
            <text:p>71.2</text:p>
          </table:table-cell>
          <table:table-cell office:value-type="float" office:value="71.2" table:style-name="ce1">
            <text:p>7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2.4" table:style-name="ce1">
            <text:p>142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1.239999999999995" table:formula="msoxl:=AVERAGE(B2:B6)" table:style-name="ce8">
            <text:p>81.2</text:p>
          </table:table-cell>
          <table:table-cell office:value-type="float" office:value="81.239999999999995" table:formula="msoxl:=AVERAGE(C2:C6)" table:style-name="ce8">
            <text:p>81.2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1.001211225997068" table:formula="msoxl:=IF(B8=0,0,MAX(SUMPRODUCT(B2:B6,B2:B6)/SUM(B2:B6)-B8,0))" table:style-name="ce8">
            <text:p>71.0</text:p>
          </table:table-cell>
          <table:table-cell office:value-type="float" office:value="71.001211225997068" table:formula="msoxl:=IF(C8=0,0,MAX(SUMPRODUCT(C2:C6,C2:C6)/SUM(C2:C6)-C8,0))" table:style-name="ce8">
            <text:p>71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9.158788774002957" table:formula="msoxl:=ABS(MAX(B2:B6)-B8-B9)" table:style-name="ce8">
            <text:p>69.2</text:p>
          </table:table-cell>
          <table:table-cell office:value-type="float" office:value="69.158788774002957" table:formula="msoxl:=ABS(MAX(C2:C6)-C8-C9)" table:style-name="ce8">
            <text:p>69.2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52.24121122599706" table:formula="msoxl:=B8+ B9" table:style-name="ce8">
            <text:p>152.2</text:p>
          </table:table-cell>
          <table:table-cell office:value-type="float" office:value="152.24121122599706" table:formula="msoxl:=C8+ C9" table:style-name="ce8">
            <text:p>152.2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472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902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2M20.000S" table:style-name="ce9">
            <text:p>11:02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2M50.000S" table:style-name="ce9">
            <text:p>11:02:50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4635H3M20.000S" table:style-name="ce9">
            <text:p>11:03:2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4635H3M50.000S" table:style-name="ce9">
            <text:p>11:03:50</text:p>
          </table:table-cell>
          <table:table-cell office:value-type="float" office:value="3.4" table:style-name="ce1">
            <text:p>3.4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8" table:style-name="ce1">
            <text:p>6.8</text:p>
          </table:table-cell>
          <table:table-cell table:number-columns-repeated="16128"/>
        </table:table-row>
        <table:table-row table:style-name="ro1">
          <table:table-cell office:value-type="time" office:time-value="PT984635H4M20.000S" table:style-name="ce9">
            <text:p>11:04:20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9400000000000002" table:formula="msoxl:=AVERAGE(B2:B6)" table:style-name="ce8">
            <text:p>1.9</text:p>
          </table:table-cell>
          <table:table-cell office:value-type="float" office:value="1.9400000000000002" table:formula="msoxl:=AVERAGE(C2:C6)" table:style-name="ce8">
            <text:p>1.9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2610309278350507" table:formula="msoxl:=IF(B8=0,0,MAX(SUMPRODUCT(B2:B6,B2:B6)/SUM(B2:B6)-B8,0))" table:style-name="ce8">
            <text:p>1.3</text:p>
          </table:table-cell>
          <table:table-cell office:value-type="float" office:value="1.2610309278350507" table:formula="msoxl:=IF(C8=0,0,MAX(SUMPRODUCT(C2:C6,C2:C6)/SUM(C2:C6)-C8,0))" table:style-name="ce8">
            <text:p>1.3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79896907216494895" table:formula="msoxl:=ABS(MAX(B2:B6)-B8-B9)" table:style-name="ce8">
            <text:p>0.8</text:p>
          </table:table-cell>
          <table:table-cell office:value-type="float" office:value="0.79896907216494895" table:formula="msoxl:=ABS(MAX(C2:C6)-C8-C9)" table:style-name="ce8">
            <text:p>0.8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2010309278350508" table:formula="msoxl:=B8+ B9" table:style-name="ce8">
            <text:p>3.2</text:p>
          </table:table-cell>
          <table:table-cell office:value-type="float" office:value="3.2010309278350508" table:formula="msoxl:=C8+ C9" table:style-name="ce8">
            <text:p>3.2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472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902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2M20.000S" table:style-name="ce9">
            <text:p>11:02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2M50.000S" table:style-name="ce9">
            <text:p>11:02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3M20.000S" table:style-name="ce9">
            <text:p>11:03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3M50.000S" table:style-name="ce9">
            <text:p>11:03: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4M20.000S" table:style-name="ce9">
            <text:p>11:04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8+ B9" table:style-name="ce8">
            <text:p>0.0</text:p>
          </table:table-cell>
          <table:table-cell office:value-type="float" office:value="0" table:formula="msoxl:=C8+ C9" table:style-name="ce8">
            <text:p>0.0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472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902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2M20.000S" table:style-name="ce9">
            <text:p>11:02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2M50.000S" table:style-name="ce9">
            <text:p>11:02:50</text:p>
          </table:table-cell>
          <table:table-cell office:value-type="float" office:value="30.3" table:style-name="ce1">
            <text:p>30.3</text:p>
          </table:table-cell>
          <table:table-cell office:value-type="float" office:value="30.3" table:style-name="ce1">
            <text:p>3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0.6" table:style-name="ce1">
            <text:p>60.6</text:p>
          </table:table-cell>
          <table:table-cell table:number-columns-repeated="16128"/>
        </table:table-row>
        <table:table-row table:style-name="ro1">
          <table:table-cell office:value-type="time" office:time-value="PT984635H3M20.000S" table:style-name="ce9">
            <text:p>11:03:20</text:p>
          </table:table-cell>
          <table:table-cell office:value-type="float" office:value="1136.3" table:style-name="ce1">
            <text:p>1136.3</text:p>
          </table:table-cell>
          <table:table-cell office:value-type="float" office:value="1136.3" table:style-name="ce1">
            <text:p>113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72.6" table:style-name="ce1">
            <text:p>2272.6</text:p>
          </table:table-cell>
          <table:table-cell table:number-columns-repeated="16128"/>
        </table:table-row>
        <table:table-row table:style-name="ro1">
          <table:table-cell office:value-type="time" office:time-value="PT984635H3M50.000S" table:style-name="ce9">
            <text:p>11:03:50</text:p>
          </table:table-cell>
          <table:table-cell office:value-type="float" office:value="568" table:style-name="ce1">
            <text:p>568</text:p>
          </table:table-cell>
          <table:table-cell office:value-type="float" office:value="568" table:style-name="ce1">
            <text:p>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36" table:style-name="ce1">
            <text:p>1136</text:p>
          </table:table-cell>
          <table:table-cell table:number-columns-repeated="16128"/>
        </table:table-row>
        <table:table-row table:style-name="ro1">
          <table:table-cell office:value-type="time" office:time-value="PT984635H4M20.000S" table:style-name="ce9">
            <text:p>11:04:20</text:p>
          </table:table-cell>
          <table:table-cell office:value-type="float" office:value="327.7" table:style-name="ce1">
            <text:p>327.7</text:p>
          </table:table-cell>
          <table:table-cell office:value-type="float" office:value="327.7" table:style-name="ce1">
            <text:p>32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55.4" table:style-name="ce1">
            <text:p>655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12.45999999999992" table:formula="msoxl:=AVERAGE(B2:B6)" table:style-name="ce8">
            <text:p>412.5</text:p>
          </table:table-cell>
          <table:table-cell office:value-type="float" office:value="412.45999999999992" table:formula="msoxl:=AVERAGE(C2:C6)" table:style-name="ce8">
            <text:p>412.5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22.5819774038697" table:formula="msoxl:=IF(B8=0,0,MAX(SUMPRODUCT(B2:B6,B2:B6)/SUM(B2:B6)-B8,0))" table:style-name="ce8">
            <text:p>422.6</text:p>
          </table:table-cell>
          <table:table-cell office:value-type="float" office:value="422.5819774038697" table:formula="msoxl:=IF(C8=0,0,MAX(SUMPRODUCT(C2:C6,C2:C6)/SUM(C2:C6)-C8,0))" table:style-name="ce8">
            <text:p>422.6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01.25802259613033" table:formula="msoxl:=ABS(MAX(B2:B6)-B8-B9)" table:style-name="ce8">
            <text:p>301.3</text:p>
          </table:table-cell>
          <table:table-cell office:value-type="float" office:value="301.25802259613033" table:formula="msoxl:=ABS(MAX(C2:C6)-C8-C9)" table:style-name="ce8">
            <text:p>301.3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35.04197740386962" table:formula="msoxl:=B8+ B9" table:style-name="ce8">
            <text:p>835.0</text:p>
          </table:table-cell>
          <table:table-cell office:value-type="float" office:value="835.04197740386962" table:formula="msoxl:=C8+ C9" table:style-name="ce8">
            <text:p>835.0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472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902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2M20.000S" table:style-name="ce9">
            <text:p>11:02: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2M50.000S" table:style-name="ce9">
            <text:p>11:02: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office:value-type="time" office:time-value="PT984635H3M20.000S" table:style-name="ce9">
            <text:p>11:03:20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199999999999999" table:style-name="ce1">
            <text:p>10.2</text:p>
          </table:table-cell>
          <table:table-cell table:number-columns-repeated="16128"/>
        </table:table-row>
        <table:table-row table:style-name="ro1">
          <table:table-cell office:value-type="time" office:time-value="PT984635H3M50.000S" table:style-name="ce9">
            <text:p>11:03:50</text:p>
          </table:table-cell>
          <table:table-cell office:value-type="float" office:value="6.9" table:style-name="ce1">
            <text:p>6.9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8" table:style-name="ce1">
            <text:p>13.8</text:p>
          </table:table-cell>
          <table:table-cell table:number-columns-repeated="16128"/>
        </table:table-row>
        <table:table-row table:style-name="ro1">
          <table:table-cell office:value-type="time" office:time-value="PT984635H4M20.000S" table:style-name="ce9">
            <text:p>11:04:20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5200000000000005" table:formula="msoxl:=AVERAGE(B2:B6)" table:style-name="ce8">
            <text:p>3.5</text:p>
          </table:table-cell>
          <table:table-cell office:value-type="float" office:value="3.5200000000000005" table:formula="msoxl:=AVERAGE(C2:C6)" table:style-name="ce8">
            <text:p>3.5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9220454545454535" table:formula="msoxl:=IF(B8=0,0,MAX(SUMPRODUCT(B2:B6,B2:B6)/SUM(B2:B6)-B8,0))" table:style-name="ce8">
            <text:p>1.9</text:p>
          </table:table-cell>
          <table:table-cell office:value-type="float" office:value="1.9220454545454535" table:formula="msoxl:=IF(C8=0,0,MAX(SUMPRODUCT(C2:C6,C2:C6)/SUM(C2:C6)-C8,0))" table:style-name="ce8">
            <text:p>1.9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4579545454545464" table:formula="msoxl:=ABS(MAX(B2:B6)-B8-B9)" table:style-name="ce8">
            <text:p>1.5</text:p>
          </table:table-cell>
          <table:table-cell office:value-type="float" office:value="1.4579545454545464" table:formula="msoxl:=ABS(MAX(C2:C6)-C8-C9)" table:style-name="ce8">
            <text:p>1.5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442045454545454" table:formula="msoxl:=B8+ B9" table:style-name="ce8">
            <text:p>5.4</text:p>
          </table:table-cell>
          <table:table-cell office:value-type="float" office:value="5.442045454545454" table:formula="msoxl:=C8+ C9" table:style-name="ce8">
            <text:p>5.4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472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635H2M20.000S" table:style-name="ce9">
            <text:p>11:02:20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2M50.000S" table:style-name="ce9">
            <text:p>11:02:50</text:p>
          </table:table-cell>
          <table:table-cell office:value-type="float" office:value="57.4" table:style-name="ce1">
            <text:p>5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3M20.000S" table:style-name="ce9">
            <text:p>11:03:20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3M50.000S" table:style-name="ce9">
            <text:p>11:03:50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4M20.000S" table:style-name="ce9">
            <text:p>11:04:20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52" table:formula="msoxl:=AVERAGE(B2:B6)" table:style-name="ce8">
            <text:p>57.5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.5368567454981985E-4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793463143254499" table:formula="msoxl:=ABS(MAX(B2:B6)-B8-B9)" table:style-name="ce8">
            <text:p>0.2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472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902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635H2M20.000S" table:style-name="ce9">
            <text:p>11:02:2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55.6000000000004" table:style-name="ce1">
            <text:p>4555.6</text:p>
          </table:table-cell>
          <table:table-cell office:value-type="float" office:value="3982.1" table:style-name="ce1">
            <text:p>3982.1</text:p>
          </table:table-cell>
          <table:table-cell office:value-type="float" office:value="573.5" table:style-name="ce1">
            <text:p>573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2.5" table:style-name="ce1">
            <text:p>712.5</text:p>
          </table:table-cell>
          <table:table-cell office:value-type="float" office:value="2185.6" table:style-name="ce1">
            <text:p>2185.6</text:p>
          </table:table-cell>
          <table:table-cell office:value-type="float" office:value="-1" table:style-name="ce1">
            <text:p>-1</text:p>
          </table:table-cell>
          <table:table-cell office:value-type="float" office:value="163.4" table:style-name="ce1">
            <text:p>163.4</text:p>
          </table:table-cell>
          <table:table-cell office:value-type="float" office:value="0" table:style-name="ce1">
            <text:p>0</text:p>
          </table:table-cell>
          <table:table-cell office:value-type="float" office:value="261.10000000000002" table:style-name="ce1">
            <text:p>261.1</text:p>
          </table:table-cell>
          <table:table-cell table:number-columns-repeated="16368"/>
        </table:table-row>
        <table:table-row table:style-name="ro1">
          <table:table-cell office:value-type="time" office:time-value="PT984635H2M50.000S" table:style-name="ce9">
            <text:p>11:02:5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2.7" table:style-name="ce1">
            <text:p>4432.7</text:p>
          </table:table-cell>
          <table:table-cell office:value-type="float" office:value="3860.8" table:style-name="ce1">
            <text:p>3860.8</text:p>
          </table:table-cell>
          <table:table-cell office:value-type="float" office:value="571.9" table:style-name="ce1">
            <text:p>571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7.6" table:style-name="ce1">
            <text:p>727.6</text:p>
          </table:table-cell>
          <table:table-cell office:value-type="float" office:value="2296.3000000000002" table:style-name="ce1">
            <text:p>2296.3</text:p>
          </table:table-cell>
          <table:table-cell office:value-type="float" office:value="-1" table:style-name="ce1">
            <text:p>-1</text:p>
          </table:table-cell>
          <table:table-cell office:value-type="float" office:value="163.4" table:style-name="ce1">
            <text:p>163.4</text:p>
          </table:table-cell>
          <table:table-cell office:value-type="float" office:value="0" table:style-name="ce1">
            <text:p>0</text:p>
          </table:table-cell>
          <table:table-cell office:value-type="float" office:value="272.10000000000002" table:style-name="ce1">
            <text:p>272.1</text:p>
          </table:table-cell>
          <table:table-cell table:number-columns-repeated="16368"/>
        </table:table-row>
        <table:table-row table:style-name="ro1">
          <table:table-cell office:value-type="time" office:time-value="PT984635H3M20.000S" table:style-name="ce9">
            <text:p>11:03:2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86.6000000000004" table:style-name="ce1">
            <text:p>4386.6</text:p>
          </table:table-cell>
          <table:table-cell office:value-type="float" office:value="3815.5" table:style-name="ce1">
            <text:p>3815.5</text:p>
          </table:table-cell>
          <table:table-cell office:value-type="float" office:value="571.1" table:style-name="ce1">
            <text:p>571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3.1" table:style-name="ce1">
            <text:p>743.1</text:p>
          </table:table-cell>
          <table:table-cell office:value-type="float" office:value="2336.9" table:style-name="ce1">
            <text:p>2336.9</text:p>
          </table:table-cell>
          <table:table-cell office:value-type="float" office:value="-1" table:style-name="ce1">
            <text:p>-1</text:p>
          </table:table-cell>
          <table:table-cell office:value-type="float" office:value="163.4" table:style-name="ce1">
            <text:p>163.4</text:p>
          </table:table-cell>
          <table:table-cell office:value-type="float" office:value="0" table:style-name="ce1">
            <text:p>0</text:p>
          </table:table-cell>
          <table:table-cell office:value-type="float" office:value="276.10000000000002" table:style-name="ce1">
            <text:p>276.1</text:p>
          </table:table-cell>
          <table:table-cell table:number-columns-repeated="16368"/>
        </table:table-row>
        <table:table-row table:style-name="ro1">
          <table:table-cell office:value-type="time" office:time-value="PT984635H3M50.000S" table:style-name="ce9">
            <text:p>11:03:5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17.6000000000004" table:style-name="ce1">
            <text:p>4317.6</text:p>
          </table:table-cell>
          <table:table-cell office:value-type="float" office:value="3747" table:style-name="ce1">
            <text:p>3747</text:p>
          </table:table-cell>
          <table:table-cell office:value-type="float" office:value="570.70000000000005" table:style-name="ce1">
            <text:p>570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4.6" table:style-name="ce1">
            <text:p>744.6</text:p>
          </table:table-cell>
          <table:table-cell office:value-type="float" office:value="2404.6" table:style-name="ce1">
            <text:p>2404.6</text:p>
          </table:table-cell>
          <table:table-cell office:value-type="float" office:value="-1" table:style-name="ce1">
            <text:p>-1</text:p>
          </table:table-cell>
          <table:table-cell office:value-type="float" office:value="163.4" table:style-name="ce1">
            <text:p>163.4</text:p>
          </table:table-cell>
          <table:table-cell office:value-type="float" office:value="0" table:style-name="ce1">
            <text:p>0</text:p>
          </table:table-cell>
          <table:table-cell office:value-type="float" office:value="276.60000000000002" table:style-name="ce1">
            <text:p>276.6</text:p>
          </table:table-cell>
          <table:table-cell table:number-columns-repeated="16368"/>
        </table:table-row>
        <table:table-row table:style-name="ro1">
          <table:table-cell office:value-type="time" office:time-value="PT984635H4M20.000S" table:style-name="ce9">
            <text:p>11:04:2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19" table:style-name="ce1">
            <text:p>4319</text:p>
          </table:table-cell>
          <table:table-cell office:value-type="float" office:value="3748.1" table:style-name="ce1">
            <text:p>3748.1</text:p>
          </table:table-cell>
          <table:table-cell office:value-type="float" office:value="571" table:style-name="ce1">
            <text:p>57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8.6" table:style-name="ce1">
            <text:p>738.6</text:p>
          </table:table-cell>
          <table:table-cell office:value-type="float" office:value="2406.9" table:style-name="ce1">
            <text:p>2406.9</text:p>
          </table:table-cell>
          <table:table-cell office:value-type="float" office:value="-1" table:style-name="ce1">
            <text:p>-1</text:p>
          </table:table-cell>
          <table:table-cell office:value-type="float" office:value="163.5" table:style-name="ce1">
            <text:p>163.5</text:p>
          </table:table-cell>
          <table:table-cell office:value-type="float" office:value="0" table:style-name="ce1">
            <text:p>0</text:p>
          </table:table-cell>
          <table:table-cell office:value-type="float" office:value="274.5" table:style-name="ce1">
            <text:p>274.5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472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902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33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635H2M20.000S" table:style-name="ce9">
            <text:p>11:02:2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60000000000000009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635H2M50.000S" table:style-name="ce9">
            <text:p>11:02:50</text:p>
          </table:table-cell>
          <table:table-cell office:value-type="float" office:value="4098.6000000000004" table:style-name="ce1">
            <text:p>4098.6</text:p>
          </table:table-cell>
          <table:table-cell office:value-type="float" office:value="25" table:style-name="ce1">
            <text:p>25</text:p>
          </table:table-cell>
          <table:table-cell office:value-type="float" office:value="4098.6000000000004" table:style-name="ce1">
            <text:p>4098.6</text:p>
          </table:table-cell>
          <table:table-cell office:value-type="float" office:value="441.7" table:style-name="ce1">
            <text:p>441.7</text:p>
          </table:table-cell>
          <table:table-cell office:value-type="float" office:value="8197.2000000000007" table:style-name="ce1">
            <text:p>8197.2</text:p>
          </table:table-cell>
          <table:table-cell office:value-type="float" office:value="466.7" table:style-name="ce1">
            <text:p>466.7</text:p>
          </table:table-cell>
          <table:table-cell office:value-type="float" office:value="4123.6000000000004" table:style-name="ce1">
            <text:p>4123.6</text:p>
          </table:table-cell>
          <table:table-cell office:value-type="float" office:value="-4540.3" table:style-name="ce1">
            <text:p>-4540.3</text:p>
          </table:table-cell>
          <table:table-cell table:number-columns-repeated="16375"/>
        </table:table-row>
        <table:table-row table:style-name="ro1">
          <table:table-cell office:value-type="time" office:time-value="PT984635H3M20.000S" table:style-name="ce9">
            <text:p>11:03:20</text:p>
          </table:table-cell>
          <table:table-cell office:value-type="float" office:value="4862.1000000000004" table:style-name="ce1">
            <text:p>4862.1</text:p>
          </table:table-cell>
          <table:table-cell office:value-type="float" office:value="20.2" table:style-name="ce1">
            <text:p>20.2</text:p>
          </table:table-cell>
          <table:table-cell office:value-type="float" office:value="4862.1000000000004" table:style-name="ce1">
            <text:p>4862.1</text:p>
          </table:table-cell>
          <table:table-cell office:value-type="float" office:value="666.4" table:style-name="ce1">
            <text:p>666.4</text:p>
          </table:table-cell>
          <table:table-cell office:value-type="float" office:value="9724.2000000000007" table:style-name="ce1">
            <text:p>9724.2</text:p>
          </table:table-cell>
          <table:table-cell office:value-type="float" office:value="686.6" table:style-name="ce1">
            <text:p>686.6</text:p>
          </table:table-cell>
          <table:table-cell office:value-type="float" office:value="4882.3" table:style-name="ce1">
            <text:p>4882.3</text:p>
          </table:table-cell>
          <table:table-cell office:value-type="float" office:value="-5528.5" table:style-name="ce1">
            <text:p>-5528.5</text:p>
          </table:table-cell>
          <table:table-cell table:number-columns-repeated="16375"/>
        </table:table-row>
        <table:table-row table:style-name="ro1">
          <table:table-cell office:value-type="time" office:time-value="PT984635H3M50.000S" table:style-name="ce9">
            <text:p>11:03:50</text:p>
          </table:table-cell>
          <table:table-cell office:value-type="float" office:value="7072.3" table:style-name="ce1">
            <text:p>7072.3</text:p>
          </table:table-cell>
          <table:table-cell office:value-type="float" office:value="21.2" table:style-name="ce1">
            <text:p>21.2</text:p>
          </table:table-cell>
          <table:table-cell office:value-type="float" office:value="7072.3" table:style-name="ce1">
            <text:p>7072.3</text:p>
          </table:table-cell>
          <table:table-cell office:value-type="float" office:value="637.29999999999995" table:style-name="ce1">
            <text:p>637.3</text:p>
          </table:table-cell>
          <table:table-cell office:value-type="float" office:value="14144.6" table:style-name="ce1">
            <text:p>14144.6</text:p>
          </table:table-cell>
          <table:table-cell office:value-type="float" office:value="658.5" table:style-name="ce1">
            <text:p>658.5</text:p>
          </table:table-cell>
          <table:table-cell office:value-type="float" office:value="7093.5" table:style-name="ce1">
            <text:p>7093.5</text:p>
          </table:table-cell>
          <table:table-cell office:value-type="float" office:value="-7709.6" table:style-name="ce1">
            <text:p>-7709.6</text:p>
          </table:table-cell>
          <table:table-cell table:number-columns-repeated="16375"/>
        </table:table-row>
        <table:table-row table:style-name="ro1">
          <table:table-cell office:value-type="time" office:time-value="PT984635H4M20.000S" table:style-name="ce9">
            <text:p>11:04:20</text:p>
          </table:table-cell>
          <table:table-cell office:value-type="float" office:value="6902.1" table:style-name="ce1">
            <text:p>6902.1</text:p>
          </table:table-cell>
          <table:table-cell office:value-type="float" office:value="26.4" table:style-name="ce1">
            <text:p>26.4</text:p>
          </table:table-cell>
          <table:table-cell office:value-type="float" office:value="6902.1" table:style-name="ce1">
            <text:p>6902.1</text:p>
          </table:table-cell>
          <table:table-cell office:value-type="float" office:value="561" table:style-name="ce1">
            <text:p>561</text:p>
          </table:table-cell>
          <table:table-cell office:value-type="float" office:value="13804.2" table:style-name="ce1">
            <text:p>13804.2</text:p>
          </table:table-cell>
          <table:table-cell office:value-type="float" office:value="587.4" table:style-name="ce1">
            <text:p>587.4</text:p>
          </table:table-cell>
          <table:table-cell office:value-type="float" office:value="6928.5" table:style-name="ce1">
            <text:p>6928.5</text:p>
          </table:table-cell>
          <table:table-cell office:value-type="float" office:value="-7463.1" table:style-name="ce1">
            <text:p>-7463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587.0199999999995" table:formula="msoxl:=AVERAGE(B2:B6)" table:style-name="ce8">
            <text:p>4587.0</text:p>
          </table:table-cell>
          <table:table-cell office:value-type="float" office:value="18.639999999999997" table:formula="msoxl:=AVERAGE(C2:C6)" table:style-name="ce8">
            <text:p>18.6</text:p>
          </table:table-cell>
          <table:table-cell office:value-type="float" office:value="4587.0199999999995" table:formula="msoxl:=AVERAGE(D2:D6)" table:style-name="ce8">
            <text:p>4587.0</text:p>
          </table:table-cell>
          <table:table-cell office:value-type="float" office:value="461.32" table:formula="msoxl:=AVERAGE(E2:E6)" table:style-name="ce8">
            <text:p>461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434.0982889980869" table:formula="msoxl:=IF(B8=0,0,MAX(SUMPRODUCT(B2:B6,B2:B6)/SUM(B2:B6)-B8,0))" table:style-name="ce8">
            <text:p>1434.1</text:p>
          </table:table-cell>
          <table:table-cell office:value-type="float" office:value="4.746266094420605" table:formula="msoxl:=IF(C8=0,0,MAX(SUMPRODUCT(C2:C6,C2:C6)/SUM(C2:C6)-C8,0))" table:style-name="ce8">
            <text:p>4.7</text:p>
          </table:table-cell>
          <table:table-cell office:value-type="float" office:value="1434.0982889980869" table:formula="msoxl:=IF(D8=0,0,MAX(SUMPRODUCT(D2:D6,D2:D6)/SUM(D2:D6)-D8,0))" table:style-name="ce8">
            <text:p>1434.1</text:p>
          </table:table-cell>
          <table:table-cell office:value-type="float" office:value="128.31850689326274" table:formula="msoxl:=IF(E8=0,0,MAX(SUMPRODUCT(E2:E6,E2:E6)/SUM(E2:E6)-E8,0))" table:style-name="ce8">
            <text:p>128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51.1817110019138" table:formula="msoxl:=ABS(MAX(B2:B6)-B8-B9)" table:style-name="ce8">
            <text:p>1051.2</text:p>
          </table:table-cell>
          <table:table-cell office:value-type="float" office:value="3.0137339055793966" table:formula="msoxl:=ABS(MAX(C2:C6)-C8-C9)" table:style-name="ce8">
            <text:p>3.0</text:p>
          </table:table-cell>
          <table:table-cell office:value-type="float" office:value="1051.1817110019138" table:formula="msoxl:=ABS(MAX(D2:D6)-D8-D9)" table:style-name="ce8">
            <text:p>1051.2</text:p>
          </table:table-cell>
          <table:table-cell office:value-type="float" office:value="76.761493106737248" table:formula="msoxl:=ABS(MAX(E2:E6)-E8-E9)" table:style-name="ce8">
            <text:p>76.8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472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902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635H2M20.000S" table:style-name="ce9">
            <text:p>11:02:20</text:p>
          </table:table-cell>
          <table:table-cell office:value-type="float" office:value="0" table:style-name="ce1">
            <text:p>0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635H2M50.000S" table:style-name="ce9">
            <text:p>11:02:50</text:p>
          </table:table-cell>
          <table:table-cell office:value-type="float" office:value="13739.3" table:style-name="ce1">
            <text:p>13739.3</text:p>
          </table:table-cell>
          <table:table-cell office:value-type="float" office:value="156" table:style-name="ce1">
            <text:p>156</text:p>
          </table:table-cell>
          <table:table-cell office:value-type="float" office:value="13739.3" table:style-name="ce1">
            <text:p>13739.3</text:p>
          </table:table-cell>
          <table:table-cell office:value-type="float" office:value="368.8" table:style-name="ce1">
            <text:p>368.8</text:p>
          </table:table-cell>
          <table:table-cell table:number-columns-repeated="16379"/>
        </table:table-row>
        <table:table-row table:style-name="ro1">
          <table:table-cell office:value-type="time" office:time-value="PT984635H3M20.000S" table:style-name="ce9">
            <text:p>11:03:20</text:p>
          </table:table-cell>
          <table:table-cell office:value-type="float" office:value="17207" table:style-name="ce1">
            <text:p>17207</text:p>
          </table:table-cell>
          <table:table-cell office:value-type="float" office:value="191.1" table:style-name="ce1">
            <text:p>191.1</text:p>
          </table:table-cell>
          <table:table-cell office:value-type="float" office:value="17207" table:style-name="ce1">
            <text:p>17207</text:p>
          </table:table-cell>
          <table:table-cell office:value-type="float" office:value="502.5" table:style-name="ce1">
            <text:p>502.5</text:p>
          </table:table-cell>
          <table:table-cell table:number-columns-repeated="16379"/>
        </table:table-row>
        <table:table-row table:style-name="ro1">
          <table:table-cell office:value-type="time" office:time-value="PT984635H3M50.000S" table:style-name="ce9">
            <text:p>11:03:50</text:p>
          </table:table-cell>
          <table:table-cell office:value-type="float" office:value="25304.9" table:style-name="ce1">
            <text:p>25304.9</text:p>
          </table:table-cell>
          <table:table-cell office:value-type="float" office:value="187.3" table:style-name="ce1">
            <text:p>187.3</text:p>
          </table:table-cell>
          <table:table-cell office:value-type="float" office:value="25304.9" table:style-name="ce1">
            <text:p>25304.9</text:p>
          </table:table-cell>
          <table:table-cell office:value-type="float" office:value="488.7" table:style-name="ce1">
            <text:p>488.7</text:p>
          </table:table-cell>
          <table:table-cell table:number-columns-repeated="16379"/>
        </table:table-row>
        <table:table-row table:style-name="ro1">
          <table:table-cell office:value-type="time" office:time-value="PT984635H4M20.000S" table:style-name="ce9">
            <text:p>11:04:20</text:p>
          </table:table-cell>
          <table:table-cell office:value-type="float" office:value="24203.9" table:style-name="ce1">
            <text:p>24203.9</text:p>
          </table:table-cell>
          <table:table-cell office:value-type="float" office:value="185.9" table:style-name="ce1">
            <text:p>185.9</text:p>
          </table:table-cell>
          <table:table-cell office:value-type="float" office:value="24203.9" table:style-name="ce1">
            <text:p>24203.9</text:p>
          </table:table-cell>
          <table:table-cell office:value-type="float" office:value="446.3" table:style-name="ce1">
            <text:p>446.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6091.02" table:formula="msoxl:=AVERAGE(B2:B6)" table:style-name="ce8">
            <text:p>16091.0</text:p>
          </table:table-cell>
          <table:table-cell office:value-type="float" office:value="145.52000000000001" table:formula="msoxl:=AVERAGE(C2:C6)" table:style-name="ce8">
            <text:p>145.5</text:p>
          </table:table-cell>
          <table:table-cell office:value-type="float" office:value="16091.02" table:formula="msoxl:=AVERAGE(D2:D6)" table:style-name="ce8">
            <text:p>16091.0</text:p>
          </table:table-cell>
          <table:table-cell office:value-type="float" office:value="361.44" table:formula="msoxl:=AVERAGE(E2:E6)" table:style-name="ce8">
            <text:p>361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175.6983647773704" table:formula="msoxl:=IF(B8=0,0,MAX(SUMPRODUCT(B2:B6,B2:B6)/SUM(B2:B6)-B8,0))" table:style-name="ce8">
            <text:p>5175.7</text:p>
          </table:table-cell>
          <table:table-cell office:value-type="float" office:value="33.90358438702583" table:formula="msoxl:=IF(C8=0,0,MAX(SUMPRODUCT(C2:C6,C2:C6)/SUM(C2:C6)-C8,0))" table:style-name="ce8">
            <text:p>33.9</text:p>
          </table:table-cell>
          <table:table-cell office:value-type="float" office:value="5175.6983647773704" table:formula="msoxl:=IF(D8=0,0,MAX(SUMPRODUCT(D2:D6,D2:D6)/SUM(D2:D6)-D8,0))" table:style-name="ce8">
            <text:p>5175.7</text:p>
          </table:table-cell>
          <table:table-cell office:value-type="float" office:value="95.914957945993706" table:formula="msoxl:=IF(E8=0,0,MAX(SUMPRODUCT(E2:E6,E2:E6)/SUM(E2:E6)-E8,0))" table:style-name="ce8">
            <text:p>95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038.1816352226306" table:formula="msoxl:=ABS(MAX(B2:B6)-B8-B9)" table:style-name="ce8">
            <text:p>4038.2</text:p>
          </table:table-cell>
          <table:table-cell office:value-type="float" office:value="11.676415612974154" table:formula="msoxl:=ABS(MAX(C2:C6)-C8-C9)" table:style-name="ce8">
            <text:p>11.7</text:p>
          </table:table-cell>
          <table:table-cell office:value-type="float" office:value="4038.1816352226306" table:formula="msoxl:=ABS(MAX(D2:D6)-D8-D9)" table:style-name="ce8">
            <text:p>4038.2</text:p>
          </table:table-cell>
          <table:table-cell office:value-type="float" office:value="45.145042054006296" table:formula="msoxl:=ABS(MAX(E2:E6)-E8-E9)" table:style-name="ce8">
            <text:p>45.1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472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902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33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635H2M20.000S" table:style-name="ce9">
            <text:p>11:02:2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2M50.000S" table:style-name="ce9">
            <text:p>11:02:50</text:p>
          </table:table-cell>
          <table:table-cell office:value-type="float" office:value="20" table:style-name="ce1">
            <text:p>20</text:p>
          </table:table-cell>
          <table:table-cell office:value-type="float" office:value="-1" table:style-name="ce1">
            <text:p>-1</text:p>
          </table:table-cell>
          <table:table-cell office:value-type="float" office:value="17348.099999999999" table:style-name="ce1">
            <text:p>17348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3M20.000S" table:style-name="ce9">
            <text:p>11:03:20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20323.2" table:style-name="ce1">
            <text:p>2032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.3" table:style-name="ce1">
            <text:p>11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3M50.000S" table:style-name="ce9">
            <text:p>11:03:50</text:p>
          </table:table-cell>
          <table:table-cell office:value-type="float" office:value="21" table:style-name="ce1">
            <text:p>21</text:p>
          </table:table-cell>
          <table:table-cell office:value-type="float" office:value="-1" table:style-name="ce1">
            <text:p>-1</text:p>
          </table:table-cell>
          <table:table-cell office:value-type="float" office:value="28751" table:style-name="ce1">
            <text:p>287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6" table:style-name="ce1">
            <text:p>3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4M20.000S" table:style-name="ce9">
            <text:p>11:04:20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26391" table:style-name="ce1">
            <text:p>2639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3" table:style-name="ce1">
            <text:p>7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472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902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635H2M20.000S" table:style-name="ce9">
            <text:p>11:02:2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188" table:style-name="ce1">
            <text:p>6188</text:p>
          </table:table-cell>
          <table:table-cell office:value-type="float" office:value="-1" table:style-name="ce1">
            <text:p>-1</text:p>
          </table:table-cell>
          <table:table-cell office:value-type="float" office:value="8077" table:style-name="ce1">
            <text:p>8077</text:p>
          </table:table-cell>
          <table:table-cell office:value-type="float" office:value="693" table:style-name="ce1">
            <text:p>693</text:p>
          </table:table-cell>
          <table:table-cell office:value-type="float" office:value="-1" table:style-name="ce1">
            <text:p>-1</text:p>
          </table:table-cell>
          <table:table-cell office:value-type="float" office:value="224233" table:style-name="ce1">
            <text:p>2242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130" table:style-name="ce1">
            <text:p>1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table:number-columns-repeated="16346"/>
        </table:table-row>
        <table:table-row table:style-name="ro1">
          <table:table-cell office:value-type="time" office:time-value="PT984635H2M50.000S" table:style-name="ce9">
            <text:p>11:02:5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8" table:style-name="ce1">
            <text:p>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float" office:value="0" table:style-name="ce1">
            <text:p>0</text:p>
          </table:table-cell>
          <table:table-cell office:value-type="float" office:value="1539" table:style-name="ce1">
            <text:p>15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4234" table:style-name="ce1">
            <text:p>-224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4" table:style-name="ce1">
            <text:p>-4</text:p>
          </table:table-cell>
          <table:table-cell table:number-columns-repeated="16346"/>
        </table:table-row>
        <table:table-row table:style-name="ro1">
          <table:table-cell office:value-type="time" office:time-value="PT984635H3M20.000S" table:style-name="ce9">
            <text:p>11:03:2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5" table:style-name="ce1">
            <text:p>6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008" table:style-name="ce1">
            <text:p>-7008</text:p>
          </table:table-cell>
          <table:table-cell office:value-type="float" office:value="0" table:style-name="ce1">
            <text:p>0</text:p>
          </table:table-cell>
          <table:table-cell office:value-type="float" office:value="-1792" table:style-name="ce1">
            <text:p>-17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46" table:style-name="ce1">
            <text:p>-46</text:p>
          </table:table-cell>
          <table:table-cell table:number-columns-repeated="16346"/>
        </table:table-row>
        <table:table-row table:style-name="ro1">
          <table:table-cell office:value-type="time" office:time-value="PT984635H3M50.000S" table:style-name="ce9">
            <text:p>11:03:5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8" table:style-name="ce1">
            <text:p>7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office:value-type="float" office:value="-3836" table:style-name="ce1">
            <text:p>-3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31" table:style-name="ce1">
            <text:p>31</text:p>
          </table:table-cell>
          <table:table-cell table:number-columns-repeated="16346"/>
        </table:table-row>
        <table:table-row table:style-name="ro1">
          <table:table-cell office:value-type="time" office:time-value="PT984635H4M20.000S" table:style-name="ce9">
            <text:p>11:04:2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4" table:style-name="ce1">
            <text:p>3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-3923" table:style-name="ce1">
            <text:p>-39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2M20.000S" table:style-name="ce9">
            <text:p>11:02:20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2M20.000S" table:style-name="ce10">
            <text:p>11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2M50.000S" table:style-name="ce9">
            <text:p>11:02:50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2M50.000S" table:style-name="ce10">
            <text:p>11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3M20.000S" table:style-name="ce9">
            <text:p>11:03:20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3M20.000S" table:style-name="ce10">
            <text:p>11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3M50.000S" table:style-name="ce9">
            <text:p>11:03:50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3M50.000S" table:style-name="ce10">
            <text:p>11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1H4M20.000S" table:style-name="ce9">
            <text:p>11:04:20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4M20.000S" table:style-name="ce10">
            <text:p>11:04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472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635H2M20.000S" table:style-name="ce9">
            <text:p>11:02:20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4635H2M50.000S" table:style-name="ce9">
            <text:p>11:02:50</text:p>
          </table:table-cell>
          <table:table-cell office:value-type="float" office:value="62.5" table:style-name="ce1">
            <text:p>62.5</text:p>
          </table:table-cell>
          <table:table-cell office:value-type="float" office:value="7.2" table:style-name="ce1">
            <text:p>7.2</text:p>
          </table:table-cell>
          <table:table-cell office:value-type="float" office:value="0" table:style-name="ce1">
            <text:p>0</text:p>
          </table:table-cell>
          <table:table-cell office:value-type="float" office:value="30.4" table:style-name="ce1">
            <text:p>30.4</text:p>
          </table:table-cell>
          <table:table-cell office:value-type="float" office:value="69.7" table:style-name="ce1">
            <text:p>69.7</text:p>
          </table:table-cell>
          <table:table-cell table:number-columns-repeated="16378"/>
        </table:table-row>
        <table:table-row table:style-name="ro1">
          <table:table-cell office:value-type="time" office:time-value="PT984635H3M20.000S" table:style-name="ce9">
            <text:p>11:03:20</text:p>
          </table:table-cell>
          <table:table-cell office:value-type="float" office:value="82.8" table:style-name="ce1">
            <text:p>82.8</text:p>
          </table:table-cell>
          <table:table-cell office:value-type="float" office:value="8.9" table:style-name="ce1">
            <text:p>8.9</text:p>
          </table:table-cell>
          <table:table-cell office:value-type="float" office:value="0" table:style-name="ce1">
            <text:p>0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91.7" table:style-name="ce1">
            <text:p>91.7</text:p>
          </table:table-cell>
          <table:table-cell table:number-columns-repeated="16378"/>
        </table:table-row>
        <table:table-row table:style-name="ro1">
          <table:table-cell office:value-type="time" office:time-value="PT984635H3M50.000S" table:style-name="ce9">
            <text:p>11:03:50</text:p>
          </table:table-cell>
          <table:table-cell office:value-type="float" office:value="79.5" table:style-name="ce1">
            <text:p>79.5</text:p>
          </table:table-cell>
          <table:table-cell office:value-type="float" office:value="15.1" table:style-name="ce1">
            <text:p>15.1</text:p>
          </table:table-cell>
          <table:table-cell office:value-type="float" office:value="0" table:style-name="ce1">
            <text:p>0</text:p>
          </table:table-cell>
          <table:table-cell office:value-type="float" office:value="5.4" table:style-name="ce1">
            <text:p>5.4</text:p>
          </table:table-cell>
          <table:table-cell office:value-type="float" office:value="94.6" table:style-name="ce1">
            <text:p>94.6</text:p>
          </table:table-cell>
          <table:table-cell table:number-columns-repeated="16378"/>
        </table:table-row>
        <table:table-row table:style-name="ro1">
          <table:table-cell office:value-type="time" office:time-value="PT984635H4M20.000S" table:style-name="ce9">
            <text:p>11:04:20</text:p>
          </table:table-cell>
          <table:table-cell office:value-type="float" office:value="64.3" table:style-name="ce1">
            <text:p>64.3</text:p>
          </table:table-cell>
          <table:table-cell office:value-type="float" office:value="15.5" table:style-name="ce1">
            <text:p>15.5</text:p>
          </table:table-cell>
          <table:table-cell office:value-type="float" office:value="0" table:style-name="ce1">
            <text:p>0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79.8" table:style-name="ce1">
            <text:p>79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7.92" table:style-name="ce1">
            <text:p>57.92</text:p>
          </table:table-cell>
          <table:table-cell office:value-type="float" office:value="9.379999999999999" table:style-name="ce1">
            <text:p>9.38</text:p>
          </table:table-cell>
          <table:table-cell office:value-type="float" office:value="0" table:style-name="ce1">
            <text:p>0</text:p>
          </table:table-cell>
          <table:table-cell office:value-type="float" office:value="32.700000000000003" table:style-name="ce1">
            <text:p>32.7</text:p>
          </table:table-cell>
          <table:table-cell office:value-type="float" office:value="67.300000000000011" table:style-name="ce1">
            <text:p>67.3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472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635H2M20.000S" table:style-name="ce9">
            <text:p>11:02:20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9.1" table:style-name="ce1">
            <text:p>99.1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4635H2M50.000S" table:style-name="ce9">
            <text:p>11:02:50</text:p>
          </table:table-cell>
          <table:table-cell office:value-type="float" office:value="65.2" table:style-name="ce1">
            <text:p>65.2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office:value-type="float" office:value="27.2" table:style-name="ce1">
            <text:p>27.2</text:p>
          </table:table-cell>
          <table:table-cell office:value-type="float" office:value="72.8" table:style-name="ce1">
            <text:p>72.8</text:p>
          </table:table-cell>
          <table:table-cell table:number-columns-repeated="16378"/>
        </table:table-row>
        <table:table-row table:style-name="ro1">
          <table:table-cell office:value-type="time" office:time-value="PT984635H3M20.000S" table:style-name="ce9">
            <text:p>11:03:20</text:p>
          </table:table-cell>
          <table:table-cell office:value-type="float" office:value="81.2" table:style-name="ce1">
            <text:p>81.2</text:p>
          </table:table-cell>
          <table:table-cell office:value-type="float" office:value="10.4" table:style-name="ce1">
            <text:p>10.4</text:p>
          </table:table-cell>
          <table:table-cell office:value-type="float" office:value="0" table:style-name="ce1">
            <text:p>0</text:p>
          </table:table-cell>
          <table:table-cell office:value-type="float" office:value="8.4" table:style-name="ce1">
            <text:p>8.4</text:p>
          </table:table-cell>
          <table:table-cell office:value-type="float" office:value="91.600000000000009" table:style-name="ce1">
            <text:p>91.6</text:p>
          </table:table-cell>
          <table:table-cell table:number-columns-repeated="16378"/>
        </table:table-row>
        <table:table-row table:style-name="ro1">
          <table:table-cell office:value-type="time" office:time-value="PT984635H3M50.000S" table:style-name="ce9">
            <text:p>11:03:50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13.3" table:style-name="ce1">
            <text:p>13.3</text:p>
          </table:table-cell>
          <table:table-cell office:value-type="float" office:value="0" table:style-name="ce1">
            <text:p>0</text:p>
          </table:table-cell>
          <table:table-cell office:value-type="float" office:value="6.3" table:style-name="ce1">
            <text:p>6.3</text:p>
          </table:table-cell>
          <table:table-cell office:value-type="float" office:value="93.7" table:style-name="ce1">
            <text:p>93.7</text:p>
          </table:table-cell>
          <table:table-cell table:number-columns-repeated="16378"/>
        </table:table-row>
        <table:table-row table:style-name="ro1">
          <table:table-cell office:value-type="time" office:time-value="PT984635H4M20.000S" table:style-name="ce9">
            <text:p>11:04:20</text:p>
          </table:table-cell>
          <table:table-cell office:value-type="float" office:value="64.2" table:style-name="ce1">
            <text:p>64.2</text:p>
          </table:table-cell>
          <table:table-cell office:value-type="float" office:value="14.6" table:style-name="ce1">
            <text:p>14.6</text:p>
          </table:table-cell>
          <table:table-cell office:value-type="float" office:value="0.2" table:style-name="ce1">
            <text:p>0.2</text:p>
          </table:table-cell>
          <table:table-cell office:value-type="float" office:value="21" table:style-name="ce1">
            <text:p>21</text:p>
          </table:table-cell>
          <table:table-cell office:value-type="float" office:value="78.8" table:style-name="ce1">
            <text:p>78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8.320000000000007" table:style-name="ce1">
            <text:p>58.32</text:p>
          </table:table-cell>
          <table:table-cell office:value-type="float" office:value="9.24" table:style-name="ce1">
            <text:p>9.24</text:p>
          </table:table-cell>
          <table:table-cell office:value-type="float" office:value="0.04" table:style-name="ce1">
            <text:p>0.04</text:p>
          </table:table-cell>
          <table:table-cell office:value-type="float" office:value="32.4" table:style-name="ce1">
            <text:p>32.4</text:p>
          </table:table-cell>
          <table:table-cell office:value-type="float" office:value="67.56" table:style-name="ce1">
            <text:p>67.56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472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635H2M20.000S" table:style-name="ce9">
            <text:p>11:02:20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9.2" table:style-name="ce1">
            <text:p>99.2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time" office:time-value="PT984635H2M50.000S" table:style-name="ce9">
            <text:p>11:02:50</text:p>
          </table:table-cell>
          <table:table-cell office:value-type="float" office:value="63.5" table:style-name="ce1">
            <text:p>63.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71.7" table:style-name="ce1">
            <text:p>71.7</text:p>
          </table:table-cell>
          <table:table-cell table:number-columns-repeated="16378"/>
        </table:table-row>
        <table:table-row table:style-name="ro1">
          <table:table-cell office:value-type="time" office:time-value="PT984635H3M20.000S" table:style-name="ce9">
            <text:p>11:03:20</text:p>
          </table:table-cell>
          <table:table-cell office:value-type="float" office:value="79.2" table:style-name="ce1">
            <text:p>79.2</text:p>
          </table:table-cell>
          <table:table-cell office:value-type="float" office:value="9.6" table:style-name="ce1">
            <text:p>9.6</text:p>
          </table:table-cell>
          <table:table-cell office:value-type="float" office:value="0.2" table:style-name="ce1">
            <text:p>0.2</text:p>
          </table:table-cell>
          <table:table-cell office:value-type="float" office:value="11" table:style-name="ce1">
            <text:p>11</text:p>
          </table:table-cell>
          <table:table-cell office:value-type="float" office:value="88.8" table:style-name="ce1">
            <text:p>88.8</text:p>
          </table:table-cell>
          <table:table-cell table:number-columns-repeated="16378"/>
        </table:table-row>
        <table:table-row table:style-name="ro1">
          <table:table-cell office:value-type="time" office:time-value="PT984635H3M50.000S" table:style-name="ce9">
            <text:p>11:03:50</text:p>
          </table:table-cell>
          <table:table-cell office:value-type="float" office:value="76.599999999999994" table:style-name="ce1">
            <text:p>76.6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0" table:style-name="ce1">
            <text:p>0</text:p>
          </table:table-cell>
          <table:table-cell office:value-type="float" office:value="6.5" table:style-name="ce1">
            <text:p>6.5</text:p>
          </table:table-cell>
          <table:table-cell office:value-type="float" office:value="93.5" table:style-name="ce1">
            <text:p>93.5</text:p>
          </table:table-cell>
          <table:table-cell table:number-columns-repeated="16378"/>
        </table:table-row>
        <table:table-row table:style-name="ro1">
          <table:table-cell office:value-type="time" office:time-value="PT984635H4M20.000S" table:style-name="ce9">
            <text:p>11:04:20</text:p>
          </table:table-cell>
          <table:table-cell office:value-type="float" office:value="65.900000000000006" table:style-name="ce1">
            <text:p>65.9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20.9" table:style-name="ce1">
            <text:p>20.9</text:p>
          </table:table-cell>
          <table:table-cell office:value-type="float" office:value="79.100000000000009" table:style-name="ce1">
            <text:p>79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7.14" table:style-name="ce1">
            <text:p>57.14</text:p>
          </table:table-cell>
          <table:table-cell office:value-type="float" office:value="9.64" table:style-name="ce1">
            <text:p>9.64</text:p>
          </table:table-cell>
          <table:table-cell office:value-type="float" office:value="0.04" table:style-name="ce1">
            <text:p>0.04</text:p>
          </table:table-cell>
          <table:table-cell office:value-type="float" office:value="33.18" table:style-name="ce1">
            <text:p>33.18</text:p>
          </table:table-cell>
          <table:table-cell office:value-type="float" office:value="66.78" table:style-name="ce1">
            <text:p>66.78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472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635H2M20.000S" table:style-name="ce9">
            <text:p>11:02:2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4" table:style-name="ce1">
            <text:p>99.4</text:p>
          </table:table-cell>
          <table:table-cell office:value-type="float" office:value="0.60000000000000009" table:style-name="ce1">
            <text:p>0.6</text:p>
          </table:table-cell>
          <table:table-cell table:number-columns-repeated="16378"/>
        </table:table-row>
        <table:table-row table:style-name="ro1">
          <table:table-cell office:value-type="time" office:time-value="PT984635H2M50.000S" table:style-name="ce9">
            <text:p>11:02:50</text:p>
          </table:table-cell>
          <table:table-cell office:value-type="float" office:value="64.3" table:style-name="ce1">
            <text:p>64.3</text:p>
          </table:table-cell>
          <table:table-cell office:value-type="float" office:value="8.1" table:style-name="ce1">
            <text:p>8.1</text:p>
          </table:table-cell>
          <table:table-cell office:value-type="float" office:value="0" table:style-name="ce1">
            <text:p>0</text:p>
          </table:table-cell>
          <table:table-cell office:value-type="float" office:value="27.6" table:style-name="ce1">
            <text:p>27.6</text:p>
          </table:table-cell>
          <table:table-cell office:value-type="float" office:value="72.399999999999991" table:style-name="ce1">
            <text:p>72.4</text:p>
          </table:table-cell>
          <table:table-cell table:number-columns-repeated="16378"/>
        </table:table-row>
        <table:table-row table:style-name="ro1">
          <table:table-cell office:value-type="time" office:time-value="PT984635H3M20.000S" table:style-name="ce9">
            <text:p>11:03:20</text:p>
          </table:table-cell>
          <table:table-cell office:value-type="float" office:value="78.8" table:style-name="ce1">
            <text:p>78.8</text:p>
          </table:table-cell>
          <table:table-cell office:value-type="float" office:value="11.3" table:style-name="ce1">
            <text:p>11.3</text:p>
          </table:table-cell>
          <table:table-cell office:value-type="float" office:value="0" table:style-name="ce1">
            <text:p>0</text:p>
          </table:table-cell>
          <table:table-cell office:value-type="float" office:value="9.9" table:style-name="ce1">
            <text:p>9.9</text:p>
          </table:table-cell>
          <table:table-cell office:value-type="float" office:value="90.1" table:style-name="ce1">
            <text:p>90.1</text:p>
          </table:table-cell>
          <table:table-cell table:number-columns-repeated="16378"/>
        </table:table-row>
        <table:table-row table:style-name="ro1">
          <table:table-cell office:value-type="time" office:time-value="PT984635H3M50.000S" table:style-name="ce9">
            <text:p>11:03:50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15.7" table:style-name="ce1">
            <text:p>15.7</text:p>
          </table:table-cell>
          <table:table-cell office:value-type="float" office:value="0" table:style-name="ce1">
            <text:p>0</text:p>
          </table:table-cell>
          <table:table-cell office:value-type="float" office:value="7.3" table:style-name="ce1">
            <text:p>7.3</text:p>
          </table:table-cell>
          <table:table-cell office:value-type="float" office:value="92.600000000000009" table:style-name="ce1">
            <text:p>92.6</text:p>
          </table:table-cell>
          <table:table-cell table:number-columns-repeated="16378"/>
        </table:table-row>
        <table:table-row table:style-name="ro1">
          <table:table-cell office:value-type="time" office:time-value="PT984635H4M20.000S" table:style-name="ce9">
            <text:p>11:04:20</text:p>
          </table:table-cell>
          <table:table-cell office:value-type="float" office:value="66.099999999999994" table:style-name="ce1">
            <text:p>66.1</text:p>
          </table:table-cell>
          <table:table-cell office:value-type="float" office:value="15.8" table:style-name="ce1">
            <text:p>15.8</text:p>
          </table:table-cell>
          <table:table-cell office:value-type="float" office:value="0" table:style-name="ce1">
            <text:p>0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81.899999999999991" table:style-name="ce1">
            <text:p>81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7.3" table:style-name="ce1">
            <text:p>57.3</text:p>
          </table:table-cell>
          <table:table-cell office:value-type="float" office:value="10.219999999999999" table:style-name="ce1">
            <text:p>10.22</text:p>
          </table:table-cell>
          <table:table-cell office:value-type="float" office:value="0" table:style-name="ce1">
            <text:p>0</text:p>
          </table:table-cell>
          <table:table-cell office:value-type="float" office:value="32.46" table:style-name="ce1">
            <text:p>32.46</text:p>
          </table:table-cell>
          <table:table-cell office:value-type="float" office:value="67.52" table:style-name="ce1">
            <text:p>67.5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iyankas</meta:initial-creator>
    <dc:creator>Priyankas</dc:creator>
    <meta:creation-date>2012-04-27T07:09:21Z</meta:creation-date>
    <dc:date>2012-04-27T07:09:4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- 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60_Threads (KB/s)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60_Threads - 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60_Threads (Kbytes)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60_Threads (Kbytes)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